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ValueExpression.match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NameValueExpression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NameValueExpress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ValueExpress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ValueExpression.equals( @ Nullable Object oth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NameValueExpression.AbstractNameValueExpression( String ex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NameValueExpression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NameValueExpression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